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'Bitstream Vera Sans Mono', 'Courier New', Courier, monospace"/>
    <style:font-face style:name="Open Sans" svg:font-family="'Open Sans'"/>
    <style:font-face style:name="DejaVu Sans1" svg:font-family="'DejaVu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625cm" fo:margin-left="-0.73cm" table:align="left"/>
    </style:style>
    <style:style style:name="Table1.A" style:family="table-column">
      <style:table-column-properties style:column-width="8.625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7.872cm" table:align="left"/>
    </style:style>
    <style:style style:name="Table2.A" style:family="table-column">
      <style:table-column-properties style:column-width="7.872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loext:contextual-spacing="false" fo:orphans="2" fo:widows="2"/>
    </style:style>
    <style:style style:name="P2" style:family="paragraph" style:parent-style-name="Standard">
      <style:paragraph-properties fo:margin-top="0cm" fo:margin-bottom="0cm" loext:contextual-spacing="false" fo:orphans="2" fo:widows="2"/>
      <style:text-properties officeooo:paragraph-rsid="0009dec0"/>
    </style:style>
    <style:style style:name="P3" style:family="paragraph" style:parent-style-name="Standard">
      <style:paragraph-properties fo:margin-top="0cm" fo:margin-bottom="0cm" loext:contextual-spacing="false" fo:orphans="2" fo:widows="2"/>
      <style:text-properties officeooo:rsid="0009dec0" officeooo:paragraph-rsid="0009dec0"/>
    </style:style>
    <style:style style:name="P4" style:family="paragraph" style:parent-style-name="Standard">
      <style:paragraph-properties fo:margin-top="0cm" fo:margin-bottom="0cm" loext:contextual-spacing="false" fo:orphans="2" fo:widows="2"/>
      <style:text-properties fo:color="#800000" officeooo:rsid="0009dec0" officeooo:paragraph-rsid="0009dec0"/>
    </style:style>
    <style:style style:name="P5" style:family="paragraph" style:parent-style-name="Standard">
      <style:paragraph-properties fo:margin-top="0cm" fo:margin-bottom="0cm" loext:contextual-spacing="false" fo:orphans="2" fo:widows="2"/>
      <style:text-properties fo:color="#800000" officeooo:rsid="000cd2f1" officeooo:paragraph-rsid="000cd2f1"/>
    </style:style>
    <style:style style:name="P6" style:family="paragraph" style:parent-style-name="Standard">
      <style:paragraph-properties fo:margin-top="0cm" fo:margin-bottom="0cm" loext:contextual-spacing="false" fo:orphans="2" fo:widows="2"/>
      <style:text-properties fo:color="#800000" officeooo:rsid="000d9826" officeooo:paragraph-rsid="000d9826"/>
    </style:style>
    <style:style style:name="P7" style:family="paragraph" style:parent-style-name="Standard">
      <style:paragraph-properties fo:margin-top="0cm" fo:margin-bottom="0cm" loext:contextual-spacing="false" fo:orphans="2" fo:widows="2"/>
      <style:text-properties officeooo:rsid="000cd2f1" officeooo:paragraph-rsid="000cd2f1"/>
    </style:style>
    <style:style style:name="P8" style:family="paragraph" style:parent-style-name="Standard">
      <style:paragraph-properties fo:margin-top="0cm" fo:margin-bottom="0cm" loext:contextual-spacing="false" fo:orphans="2" fo:widows="2"/>
      <style:text-properties officeooo:rsid="000cd2f1" officeooo:paragraph-rsid="000d9826"/>
    </style:style>
    <style:style style:name="P9" style:family="paragraph" style:parent-style-name="Standard">
      <style:paragraph-properties fo:margin-top="0cm" fo:margin-bottom="0cm" loext:contextual-spacing="false" fo:orphans="2" fo:widows="2"/>
      <style:text-properties officeooo:rsid="000d9826" officeooo:paragraph-rsid="000d9826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background-color="#ffffff" loext:padding="0cm" loext:border="none"/>
    </style:style>
    <style:style style:name="T1" style:family="text">
      <style:text-properties fo:font-variant="normal" fo:text-transform="none" fo:color="#000000" style:font-name="Monaco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0000" style:font-name="Monaco" fo:font-style="normal" fo:font-weight="normal" fo:background-color="#ffffff" loext:char-shading-value="0" style:font-name-asian="Monaco" style:font-style-asian="normal" style:font-weight-asian="normal" style:font-name-complex="Monaco" style:font-style-complex="normal" style:font-weight-complex="normal" loext:padding="0cm" loext:border="none"/>
    </style:style>
    <style:style style:name="T3" style:family="text">
      <style:text-properties fo:font-variant="normal" fo:text-transform="none" fo:color="#dd1144" fo:background-color="#ffffff" loext:char-shading-value="0" loext:padding="0cm" loext:border="none"/>
    </style:style>
    <style:style style:name="T4" style:family="text">
      <style:text-properties fo:font-variant="normal" fo:text-transform="none" fo:color="#333333" style:font-name="Open Sans" fo:font-size="10.5pt" fo:letter-spacing="normal" fo:font-style="normal" fo:font-weight="normal" style:font-name-asian="Open Sans" style:font-size-asian="10.5pt" style:font-style-asian="normal" style:font-weight-asian="normal" style:font-name-complex="Open Sans" style:font-size-complex="10.5pt" style:font-style-complex="normal" style:font-weight-complex="normal" loext:padding="0cm" loext:border="none"/>
    </style:style>
    <style:style style:name="T5" style:family="text">
      <style:text-properties fo:font-variant="normal" fo:text-transform="none" style:font-name="Open Sans" fo:font-size="10.5pt" fo:letter-spacing="normal" fo:font-style="normal" fo:font-weight="normal" style:font-name-asian="Open Sans" style:font-size-asian="10.5pt" style:font-style-asian="normal" style:font-weight-asian="normal" style:font-name-complex="Open Sans" style:font-size-complex="10.5pt" style:font-style-complex="normal" style:font-weight-complex="normal" loext:padding="0cm" loext:border="none"/>
    </style:style>
    <style:style style:name="T6" style:family="text">
      <style:text-properties officeooo:rsid="0009dec0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highlighter_230009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0"><text:span text:style-name="Source_20_Text"><text:span text:style-name="T1"/></text:span></text:p>
            </table:table-cell>
          </table:table-row>
        </table:table>
      </text:section>
      <text:p text:style-name="P1"><text:line-break/><text:bookmark text:name="highlighter_230009"/></text:p>
      <text:section text:style-name="Sect1" text:name="Section1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0"><text:span text:style-name="Source_20_Text"><text:span text:style-name="T2"/></text:span></text:p>
            </table:table-cell>
          </table:table-row>
        </table:table>
      </text:section>
      <text:p text:style-name="P2"><text:span text:style-name="T4"/></text:p>
      <text:p text:style-name="P4"><text:span text:style-name="T5">Adding git hub to local repository:</text:span></text:p>
      <text:p text:style-name="P2"><text:span text:style-name="T4"/></text:p>
      <text:p text:style-name="Text_20_body"><text:line-break/><text:span text:style-name="T6">mca001@mcalab-debian:~$ git config --global user.name "maryrozie"</text:span></text:p>
      <text:p text:style-name="P3">mca001@mcalab-debian:~$ git config --global user.email "<text:a xlink:type="simple" xlink:href="mailto:swapnarose10@yahoo.com" text:style-name="Internet_20_link" text:visited-style-name="Visited_20_Internet_20_Link">swapnarose10@yahoo.com</text:a>"</text:p>
      <text:p text:style-name="P3"/>
      <text:p text:style-name="P3"/>
      <text:p text:style-name="P4">Empty repository:</text:p>
      <text:p text:style-name="P3"/>
      <text:p text:style-name="P3">mkdir rossy</text:p>
      <text:p text:style-name="P3">mca001@mcalab-debian:~$ ls</text:p>
      <text:p text:style-name="P3">a <text:s text:c="21"/>cat.txt <text:s text:c="7"/>data2.txt <text:s/>filex <text:s text:c="5"/>labs <text:s text:c="4"/>op.sh <text:s text:c="4"/>rossy <text:s text:c="5"/>shell</text:p>
      <text:p text:style-name="P3">AndroidStudioProjects <text:s/>comm <text:s text:c="10"/>Desktop <text:s text:c="3"/>filex.txt <text:s/>letters <text:s/>Pictures <text:s/>rosy <text:s text:c="6"/>Templates</text:p>
      <text:p text:style-name="P3">assignments <text:s text:c="11"/>communication <text:s/>Documents <text:s/>filey.txt <text:s/>mca1 <text:s text:c="4"/>Public <text:s text:c="3"/>rosy.txt <text:s text:c="2"/>Videos</text:p>
      <text:p text:style-name="P3">a.txt <text:s text:c="17"/>data1 <text:s text:c="9"/>Downloads <text:s/>hw4 <text:s text:c="7"/>mca2 <text:s text:c="4"/>reports <text:s text:c="2"/>roze</text:p>
      <text:p text:style-name="P3">b.txt <text:s text:c="17"/>data1.txt <text:s text:c="5"/>file1 <text:s text:c="5"/>hw4.txt <text:s text:c="3"/>me.txt <text:s text:c="2"/>rose <text:s text:c="5"/>roze.txt</text:p>
      <text:p text:style-name="P3">cat <text:s text:c="19"/>data2 <text:s text:c="9"/>file1.txt <text:s/>hw5.txt <text:s text:c="3"/>Music <text:s text:c="3"/>rose.txt <text:s/>rozze.txt</text:p>
      <text:p text:style-name="P3">mca001@mcalab-debian:~$ cd rossy</text:p>
      <text:p text:style-name="P3">mca001@mcalab-debian:~/rossy$ git init</text:p>
      <text:p text:style-name="P3">Initialized empty Git repository in /home/mca001/rossy/.git/</text:p>
      <text:p text:style-name="P3"/>
      <text:p text:style-name="P3"/>
      <text:p text:style-name="P3"/>
      <text:p text:style-name="P4">Status:</text:p>
      <text:p text:style-name="P3"/>
      <text:p text:style-name="P3">git status</text:p>
      <text:p text:style-name="P3">On branch master</text:p>
      <text:p text:style-name="P3"/>
      <text:p text:style-name="P3">Initial commit</text:p>
      <text:p text:style-name="P3"/>
      <text:p text:style-name="P3">nothing to commit (create/copy files and use "git add" to track)</text:p>
      <text:p text:style-name="P3"/>
      <text:p text:style-name="P3"/>
      <text:p text:style-name="P3"/>
      <text:p text:style-name="P5">Adding file and status viewing</text:p>
      <text:p text:style-name="P3"/>
      <text:p text:style-name="P7">touch demo</text:p>
      <text:p text:style-name="P7">mca001@mcalab-debian:~/rossy$ git status</text:p>
      <text:p text:style-name="P7">On branch master</text:p>
      <text:p text:style-name="P7"/>
      <text:p text:style-name="P7">Initial commit</text:p>
      <text:p text:style-name="P7"/>
      <text:p text:style-name="P7">Untracked files:</text:p>
      <text:p text:style-name="P7"><text:s text:c="2"/>(use "git add &lt;file&gt;..." to include in what will be committed)</text:p>
      <text:p text:style-name="P7"/>
      <text:p text:style-name="P7"><text:tab/>.~lock.commands.odt#</text:p>
      <text:p text:style-name="P7"><text:soft-page-break/><text:tab/>commands.odt</text:p>
      <text:p text:style-name="P7"><text:tab/>demo</text:p>
      <text:p text:style-name="P7"/>
      <text:p text:style-name="P7">nothing added to commit but untracked files present (use "git add" to track)</text:p>
      <text:p text:style-name="P7">mca001@mcalab-debian:~/rossy$ git add</text:p>
      <text:p text:style-name="P7">Nothing specified, nothing added.</text:p>
      <text:p text:style-name="P7">Maybe you wanted to say 'git add .'?</text:p>
      <text:p text:style-name="P7">mca001@mcalab-debian:~/rossy$ git add demo</text:p>
      <text:p text:style-name="P7">mca001@mcalab-debian:~/rossy$ git status</text:p>
      <text:p text:style-name="P7">On branch master</text:p>
      <text:p text:style-name="P7"/>
      <text:p text:style-name="P7">Initial commit</text:p>
      <text:p text:style-name="P7"/>
      <text:p text:style-name="P7">Changes to be committed:</text:p>
      <text:p text:style-name="P7"><text:s text:c="2"/>(use "git rm --cached &lt;file&gt;..." to unstage)</text:p>
      <text:p text:style-name="P7"/>
      <text:p text:style-name="P7"><text:tab/>new file: <text:s text:c="2"/>demo</text:p>
      <text:p text:style-name="P7"/>
      <text:p text:style-name="P7">Untracked files:</text:p>
      <text:p text:style-name="P7"><text:s text:c="2"/>(use "git add &lt;file&gt;..." to include in what will be committed)</text:p>
      <text:p text:style-name="P5"/>
      <text:p text:style-name="P6">Commit:</text:p>
      <text:p text:style-name="P8"/>
      <text:p text:style-name="P9">git commit -m "file added"</text:p>
      <text:p text:style-name="P9">[master (root-commit) 0f997c7] file added</text:p>
      <text:p text:style-name="P9"><text:s/>1 file changed, 0 insertions(+), 0 deletions(-)</text:p>
      <text:p text:style-name="P9"><text:s/>create mode 100644 demo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'Bitstream Vera Sans Mono', 'Courier New', Courier, monospace"/>
    <style:font-face style:name="Open Sans" svg:font-family="'Open Sans'"/>
    <style:font-face style:name="DejaVu Sans1" svg:font-family="'DejaVu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48:18.948699880</meta:creation-date>
    <dc:date>2018-02-26T11:20:54.101516610</dc:date>
    <meta:editing-duration>PT22M4S</meta:editing-duration>
    <meta:editing-cycles>4</meta:editing-cycles>
    <meta:generator>LibreOffice/5.2.7.2$Linux_X86_64 LibreOffice_project/20m0$Build-2</meta:generator>
    <meta:document-statistic meta:table-count="2" meta:image-count="0" meta:object-count="0" meta:page-count="2" meta:paragraph-count="49" meta:word-count="223" meta:character-count="1860" meta:non-whitespace-character-count="1466"/>
  </office:meta>
</office:document-meta>
</file>